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03H41M00S" calcext:value-type="time">
            <text:p>103:41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0]-[.B6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1]-[.B6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2]-[.B6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3]-[.B6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4]-[.B6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5]-[.B6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6]-[.B6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7]-[.B6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8]-[.B6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69]-[.B69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6:34:11.8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08T18:37:12.492000000</dc:date>
    <meta:editing-duration>P7DT4H36M17S</meta:editing-duration>
    <meta:editing-cycles>140</meta:editing-cycles>
    <meta:generator>LibreOffice/7.2.5.2$Windows_X86_64 LibreOffice_project/499f9727c189e6ef3471021d6132d4c694f357e5</meta:generator>
    <meta:document-statistic meta:table-count="1" meta:cell-count="306" meta:object-count="0"/>
  </office:meta>
</office:document-meta>
</file>